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2.1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65in" svg:height="3.5449in" svg:x="9.2831in" svg:y="2.8654in">
            <draw:object draw:notify-on-update-of-ranges="Sheet1.B4:Sheet1.B8 Sheet1.B10:Sheet1.B15 Sheet1.B17:Sheet1.B17 Sheet1.B22:Sheet1.B22 Sheet1.C4:Sheet1.C8 Sheet1.C10:Sheet1.C15 Sheet1.C17:Sheet1.C17 Sheet1.C22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tion: 1</text:p>
          </table:table-cell>
          <table:table-cell office:value-type="string" calcext:value-type="string">
            <text:p>Refest Method: Linear best fit</text:p>
          </table:table-cell>
          <table:table-cell office:value-type="string" calcext:value-type="string">
            <text:p>TrimEst Method: Rem Above</text:p>
          </table:table-cell>
          <table:table-cell office:value-type="string" calcext:value-type="string">
            <text:p>Volcalc Method: ConvexHull</text:p>
          </table:table-cell>
          <table:table-cell/>
        </table:table-row>
        <table:table-row table:style-name="ro1">
          <table:table-cell office:value-type="string" calcext:value-type="string">
            <text:p>Ply File Name</text:p>
          </table:table-cell>
          <table:table-cell office:value-type="string" calcext:value-type="string">
            <text:p>Control Volume (m3)</text:p>
          </table:table-cell>
          <table:table-cell office:value-type="string" calcext:value-type="string">
            <text:p>Calculated Volume</text:p>
          </table:table-cell>
          <table:table-cell office:value-type="string" calcext:value-type="string">
            <text:p>% Error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table:style-name="ce1" office:value-type="float" office:value="0.001035536533416" calcext:value-type="float">
            <text:p>0.001035536533416</text:p>
          </table:table-cell>
          <table:table-cell office:value-type="float" office:value="0.00032388453649649" calcext:value-type="float">
            <text:p>0.000323884536496</text:p>
          </table:table-cell>
          <table:table-cell table:formula="of:=ABS((([.B3] - [.C3])/([.B3])) * 100)" office:value-type="float" office:value="68.7230217336641" calcext:value-type="float">
            <text:p>68.7230217336641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001035536533416" calcext:value-type="float">
            <text:p>0.001035536533416</text:p>
          </table:table-cell>
          <table:table-cell office:value-type="float" office:value="0.00217867427917895" calcext:value-type="float">
            <text:p>0.002178674279179</text:p>
          </table:table-cell>
          <table:table-cell table:formula="of:=ABS((([.B4] - [.C4])/([.B4])) * 100)" office:value-type="float" office:value="110.390865882056" calcext:value-type="float">
            <text:p>110.390865882056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00176090743942" calcext:value-type="float">
            <text:p>0.00176090743942</text:p>
          </table:table-cell>
          <table:table-cell office:value-type="float" office:value="0.00332746385400166" calcext:value-type="float">
            <text:p>0.003327463854002</text:p>
          </table:table-cell>
          <table:table-cell table:formula="of:=ABS((([.B5] - [.C5])/([.B5])) * 100)" office:value-type="float" office:value="88.9630186977713" calcext:value-type="float">
            <text:p>88.9630186977713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002043247028862" calcext:value-type="float">
            <text:p>0.002043247028862</text:p>
          </table:table-cell>
          <table:table-cell office:value-type="float" office:value="0.00294531859695724" calcext:value-type="float">
            <text:p>0.002945318596957</text:p>
          </table:table-cell>
          <table:table-cell table:formula="of:=ABS((([.B6] - [.C6])/([.B6])) * 100)" office:value-type="float" office:value="44.148923519916" calcext:value-type="float">
            <text:p>44.148923519916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001381103874055" calcext:value-type="float">
            <text:p>0.001381103874055</text:p>
          </table:table-cell>
          <table:table-cell office:value-type="float" office:value="0.00254010118592459" calcext:value-type="float">
            <text:p>0.002540101185925</text:p>
          </table:table-cell>
          <table:table-cell table:formula="of:=ABS((([.B7] - [.C7])/([.B7])) * 100)" office:value-type="float" office:value="83.918185564617" calcext:value-type="float">
            <text:p>83.918185564617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004656126562741" calcext:value-type="float">
            <text:p>0.004656126562741</text:p>
          </table:table-cell>
          <table:table-cell office:value-type="float" office:value="0.0109548018424637" calcext:value-type="float">
            <text:p>0.010954801842464</text:p>
          </table:table-cell>
          <table:table-cell table:formula="of:=ABS((([.B8] - [.C8])/([.B8])) * 100)" office:value-type="float" office:value="135.277149253751" calcext:value-type="float">
            <text:p>135.277149253751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0.000670155888254" calcext:value-type="float">
            <text:p>0.000670155888254</text:p>
          </table:table-cell>
          <table:table-cell office:value-type="float" office:value="0.00840261625012316" calcext:value-type="float">
            <text:p>0.008402616250123</text:p>
          </table:table-cell>
          <table:table-cell table:formula="of:=ABS((([.B9] - [.C9])/([.B9])) * 100)" office:value-type="float" office:value="1153.83010093592" calcext:value-type="float">
            <text:p>1153.83010093592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000885771260997" calcext:value-type="float">
            <text:p>0.000885771260997</text:p>
          </table:table-cell>
          <table:table-cell office:value-type="float" office:value="0.00236257363219986" calcext:value-type="float">
            <text:p>0.0023625736322</text:p>
          </table:table-cell>
          <table:table-cell table:formula="of:=ABS((([.B10] - [.C10])/([.B10])) * 100)" office:value-type="float" office:value="166.72502667795" calcext:value-type="float">
            <text:p>166.72502667795</text:p>
          </table:table-cell>
          <table:table-cell/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00164333878685" calcext:value-type="float">
            <text:p>0.00164333878685</text:p>
          </table:table-cell>
          <table:table-cell office:value-type="float" office:value="0.00250207712869136" calcext:value-type="float">
            <text:p>0.002502077128691</text:p>
          </table:table-cell>
          <table:table-cell table:formula="of:=ABS((([.B11] - [.C11])/([.B11])) * 100)" office:value-type="float" office:value="52.2557094564423" calcext:value-type="float">
            <text:p>52.2557094564423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001520962494212" calcext:value-type="float">
            <text:p>0.001520962494212</text:p>
          </table:table-cell>
          <table:table-cell office:value-type="float" office:value="0.00278463188144743" calcext:value-type="float">
            <text:p>0.002784631881447</text:p>
          </table:table-cell>
          <table:table-cell table:formula="of:=ABS((([.B12] - [.C12])/([.B12])) * 100)" office:value-type="float" office:value="83.0835337521014" calcext:value-type="float">
            <text:p>83.0835337521014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000705120543294" calcext:value-type="float">
            <text:p>0.000705120543294</text:p>
          </table:table-cell>
          <table:table-cell office:value-type="float" office:value="0.00204801561870912" calcext:value-type="float">
            <text:p>0.002048015618709</text:p>
          </table:table-cell>
          <table:table-cell table:formula="of:=ABS((([.B13] - [.C13])/([.B13])) * 100)" office:value-type="float" office:value="190.449007362873" calcext:value-type="float">
            <text:p>190.449007362873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002284357462571" calcext:value-type="float">
            <text:p>0.002284357462571</text:p>
          </table:table-cell>
          <table:table-cell office:value-type="float" office:value="0.00382621071908792" calcext:value-type="float">
            <text:p>0.003826210719088</text:p>
          </table:table-cell>
          <table:table-cell table:formula="of:=ABS((([.B14] - [.C14])/([.B14])) * 100)" office:value-type="float" office:value="67.4961463685107" calcext:value-type="float">
            <text:p>67.4961463685107</text:p>
          </table:table-cell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001194625713845" calcext:value-type="float">
            <text:p>0.001194625713845</text:p>
          </table:table-cell>
          <table:table-cell office:value-type="float" office:value="0.00261537084994264" calcext:value-type="float">
            <text:p>0.002615370849943</text:p>
          </table:table-cell>
          <table:table-cell table:formula="of:=ABS((([.B15] - [.C15])/([.B15])) * 100)" office:value-type="float" office:value="118.928055844776" calcext:value-type="float">
            <text:p>118.928055844776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0.000903253588517" calcext:value-type="float">
            <text:p>0.000903253588517</text:p>
          </table:table-cell>
          <table:table-cell/>
          <table:table-cell table:formula="of:=ABS((([.B16] - [.C16])/([.B16])) * 100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0.003875249266862" calcext:value-type="float">
            <text:p>0.003875249266862</text:p>
          </table:table-cell>
          <table:table-cell office:value-type="float" office:value="0.0204951127906649" calcext:value-type="float">
            <text:p>0.020495112790665</text:p>
          </table:table-cell>
          <table:table-cell table:formula="of:=ABS((([.B17] - [.C17])/([.B17])) * 100)" office:value-type="float" office:value="428.872115812589" calcext:value-type="float">
            <text:p>428.872115812589</text:p>
          </table:table-cell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0.001121782682513" calcext:value-type="float">
            <text:p>0.001121782682513</text:p>
          </table:table-cell>
          <table:table-cell/>
          <table:table-cell table:formula="of:=ABS((([.B18] - [.C18])/([.B18])) * 100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0.001282037351443" calcext:value-type="float">
            <text:p>0.001282037351443</text:p>
          </table:table-cell>
          <table:table-cell/>
          <table:table-cell table:formula="of:=ABS((([.B19] - [.C19])/([.B19])) * 100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0.00088868498225" calcext:value-type="float">
            <text:p>0.00088868498225</text:p>
          </table:table-cell>
          <table:table-cell/>
          <table:table-cell table:formula="of:=ABS((([.B20] - [.C20])/([.B20])) * 100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.00088868498225" calcext:value-type="float">
            <text:p>0.00088868498225</text:p>
          </table:table-cell>
          <table:table-cell/>
          <table:table-cell table:formula="of:=ABS((([.B21] - [.C21])/([.B21])) * 100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0.003467328291403" calcext:value-type="float">
            <text:p>0.003467328291403</text:p>
          </table:table-cell>
          <table:table-cell office:value-type="float" office:value="0.00490531824167799" calcext:value-type="float">
            <text:p>0.004905318241678</text:p>
          </table:table-cell>
          <table:table-cell table:formula="of:=ABS((([.B22] - [.C22])/([.B22])) * 100)" office:value-type="float" office:value="41.4725641595687" calcext:value-type="float">
            <text:p>41.4725641595687</text:p>
          </table:table-cell>
          <table:table-cell table:style-name="ce3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.000684724494521" calcext:value-type="float">
            <text:p>0.000684724494521</text:p>
          </table:table-cell>
          <table:table-cell/>
          <table:table-cell table:formula="of:=ABS((([.B23] - [.C23])/([.B23])) * 100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.000976096619849" calcext:value-type="float">
            <text:p>0.000976096619849</text:p>
          </table:table-cell>
          <table:table-cell/>
          <table:table-cell table:formula="of:=ABS((([.B24] - [.C24])/([.B24])) * 100)" office:value-type="float" office:value="100" calcext:value-type="float">
            <text:p>100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SUM([.D3:.D15])/12" office:value-type="float" office:value="197.015728754196" calcext:value-type="float">
            <text:p>197.0157287541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09:03:40.640879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2-11-18T09:19:50.227522268</dc:date>
    <meta:editing-duration>PT27M56S</meta:editing-duration>
    <meta:editing-cycles>5</meta:editing-cycles>
    <meta:document-statistic meta:table-count="1" meta:cell-count="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3.731cm" svg:y="4.203cm" style:legend-expansion="high" chart:style-name="ch2"/>
        <chart:plot-area chart:style-name="ch3" table:cell-range-address="Sheet1.B4:Sheet1.C8 Sheet1.B10:Sheet1.C15 Sheet1.B17:Sheet1.C17 Sheet1.B22:Sheet1.C22" svg:x="0.319cm" svg:y="0.18cm" svg:width="13.093cm" svg:height="8.645cm">
          <chart:coordinate-region svg:x="1.417cm" svg:y="0.379cm" svg:width="11.57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8 Sheet1.C10:Sheet1.C15 Sheet1.C17:Sheet1.C17 Sheet1.C22:Sheet1.C22" chart:class="chart:scatter">
            <chart:domain table:cell-range-address="Sheet1.B4:Sheet1.B8 Sheet1.B10:Sheet1.B15 Sheet1.B17:Sheet1.B17 Sheet1.B22:Sheet1.B22"/>
            <chart:data-point chart:repeated="2"/>
            <chart:data-point chart:style-name="ch8"/>
            <chart:data-point chart:repeated="6"/>
            <chart:data-point chart:style-name="ch8"/>
            <chart:data-point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 Column B Column B</text:p>
              </table:table-cell>
              <table:table-cell office:value-type="string">
                <text:p>Column C Column C Column C 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35536533416">
                <text:p>0.001035536533416</text:p>
                <draw:g>
                  <svg:desc>Sheet1.B4:Sheet1.B8 Sheet1.B10:Sheet1.B15 Sheet1.B17:Sheet1.B17 Sheet1.B22:Sheet1.B22</svg:desc>
                </draw:g>
              </table:table-cell>
              <table:table-cell office:value-type="float" office:value="0.00217867427917895">
                <text:p>0.00217867427917895</text:p>
                <draw:g>
                  <svg:desc>Sheet1.C4:Sheet1.C8 Sheet1.C10:Sheet1.C15 Sheet1.C17:Sheet1.C17 Sheet1.C2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6090743942">
                <text:p>0.00176090743942</text:p>
              </table:table-cell>
              <table:table-cell office:value-type="float" office:value="0.00332746385400166">
                <text:p>0.00332746385400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43247028862">
                <text:p>0.002043247028862</text:p>
              </table:table-cell>
              <table:table-cell office:value-type="float" office:value="0.00294531859695724">
                <text:p>0.00294531859695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81103874055">
                <text:p>0.001381103874055</text:p>
              </table:table-cell>
              <table:table-cell office:value-type="float" office:value="0.00254010118592459">
                <text:p>0.00254010118592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656126562741">
                <text:p>0.004656126562741</text:p>
              </table:table-cell>
              <table:table-cell office:value-type="float" office:value="0.0109548018424637">
                <text:p>0.0109548018424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85771260997">
                <text:p>0.000885771260997</text:p>
              </table:table-cell>
              <table:table-cell office:value-type="float" office:value="0.00236257363219986">
                <text:p>0.00236257363219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64333878685">
                <text:p>0.00164333878685</text:p>
              </table:table-cell>
              <table:table-cell office:value-type="float" office:value="0.00250207712869136">
                <text:p>0.00250207712869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520962494212">
                <text:p>0.001520962494212</text:p>
              </table:table-cell>
              <table:table-cell office:value-type="float" office:value="0.00278463188144743">
                <text:p>0.00278463188144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705120543294">
                <text:p>0.000705120543294</text:p>
              </table:table-cell>
              <table:table-cell office:value-type="float" office:value="0.00204801561870912">
                <text:p>0.00204801561870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284357462571">
                <text:p>0.002284357462571</text:p>
              </table:table-cell>
              <table:table-cell office:value-type="float" office:value="0.00382621071908792">
                <text:p>0.00382621071908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94625713845">
                <text:p>0.001194625713845</text:p>
              </table:table-cell>
              <table:table-cell office:value-type="float" office:value="0.00261537084994264">
                <text:p>0.00261537084994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75249266862">
                <text:p>0.003875249266862</text:p>
              </table:table-cell>
              <table:table-cell office:value-type="float" office:value="0.0204951127906649">
                <text:p>0.0204951127906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467328291403">
                <text:p>0.003467328291403</text:p>
              </table:table-cell>
              <table:table-cell office:value-type="float" office:value="0.00490531824167799">
                <text:p>0.004905318241677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